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Data offset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Data size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Matrix count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Material count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Bone count</text:p>
          </table:table-cell>
          <table:table-cell table:number-columns-repeated="1018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Unknown</text:p>
          </table:table-cell>
          <table:table-cell table:number-columns-repeated="1018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office:value-type="string">
            <text:p>Mesh count</text:p>
          </table:table-cell>
          <table:table-cell table:number-columns-repeated="1018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ruct Material</text:p>
          </table:table-cell>
          <table:table-cell table:number-columns-repeated="1022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0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TD data offset</text:p>
          </table:table-cell>
          <table:table-cell table:number-columns-repeated="1020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TGA data offset</text:p>
          </table:table-cell>
          <table:table-cell table:number-columns-repeated="1020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Total data size</text:p>
          </table:table-cell>
          <table:table-cell table:number-columns-repeated="1020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Text end offset</text:p>
          </table:table-cell>
          <table:table-cell table:number-columns-repeated="1020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struct INDE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Offset of PARAM_ST name from start of fi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offsets in index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(+0x4 * (Offsets - 1))</text:p>
          </table:table-cell>
          <table:table-cell table:style-name="ce4" office:value-type="string">
            <text:p>pointer</text:p>
          </table:table-cell>
          <table:table-cell office:value-type="string">
            <text:p>Offset of next index 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Start of entry offsets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MODEL_PARAM_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Offset of name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odel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odel index within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Offset of sibpath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EVENT_PARAM_ST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POINT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PARTS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9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2016-10-20</text:date>, <text:time>12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8M20S</meta:editing-duration>
    <meta:editing-cycles>19</meta:editing-cycles>
    <meta:generator>OpenOffice/4.1.1$Win32 OpenOffice.org_project/411m6$Build-9775</meta:generator>
    <dc:date>2016-10-20T12:47:33.41</dc:date>
    <meta:document-statistic meta:table-count="4" meta:cell-count="311" meta:object-count="0"/>
    <meta:user-defined meta:name="Info 1"/>
    <meta:user-defined meta:name="Info 2"/>
    <meta:user-defined meta:name="Info 3"/>
    <meta:user-defined meta:name="Info 4"/>
  </office:meta>
</office:document-meta>
</file>